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明朝" svg:font-family="'IPA P明朝'" style:font-adornments="標準" style:font-pitch="variable"/>
    <style:font-face style:name="Liberation Serif" svg:font-family="'Liberation Serif'" style:font-adornments="標準" style:font-pitch="variable"/>
    <style:font-face style:name="Noto Sans CJK JP Regular" svg:font-family="'Noto Sans CJK JP Regular'" style:font-pitch="variable"/>
    <style:font-face style:name="メイリオ" svg:font-family="メイリオ" style:font-pitch="variable"/>
    <style:font-face style:name="メイリオ1" svg:font-family="メイリオ" style:font-adornments="レギュラー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メイリオ2" svg:font-family="メイリオ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700" draw:fill="solid" draw:fill-color="#fffaf0" draw:textarea-horizontal-align="justify" draw:textarea-vertical-align="middle" draw:auto-grow-height="false" fo:min-height="5.25cm" fo:min-width="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002cm"/>
    </style:style>
    <style:style style:name="gr3" style:family="graphic" style:parent-style-name="standard">
      <style:graphic-properties draw:fill="solid" draw:fill-color="#f0f8ff" draw:textarea-horizontal-align="justify" draw:textarea-vertical-align="middle" draw:auto-grow-height="false" fo:min-height="1.25cm" fo:min-width="4.5cm"/>
    </style:style>
    <style:style style:name="gr4" style:family="graphic" style:parent-style-name="standard">
      <style:graphic-properties draw:fill="solid" draw:fill-color="#f0f8ff" draw:textarea-horizontal-align="justify" draw:textarea-vertical-align="middle" draw:auto-grow-height="false" fo:min-height="1.25cm" fo:min-width="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6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8.8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8.6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93cm" fo:min-width="0cm"/>
    </style:style>
    <style:style style:name="gr10" style:family="graphic" style:parent-style-name="standard">
      <style:graphic-properties draw:stroke="none" draw:fill="none" fo:min-height="1.1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388cm"/>
    </style:style>
    <style:style style:name="P1" style:family="paragraph">
      <loext:graphic-properties draw:fill="solid" draw:fill-color="#fffaf0"/>
      <style:paragraph-properties fo:text-align="center"/>
      <style:text-properties style:font-name="Noto Sans CJK JP Regula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style:font-name="Noto Sans CJK JP Regula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0f8ff"/>
      <style:paragraph-properties fo:text-align="center"/>
      <style:text-properties style:font-name="Noto Sans CJK JP Regular"/>
    </style:style>
    <style:style style:name="P6" style:family="paragraph">
      <loext:graphic-properties draw:fill="none"/>
      <style:paragraph-properties fo:text-align="center"/>
      <style:text-properties style:font-name="Noto Sans CJK JP Regular"/>
    </style:style>
    <style:style style:name="P7" style:family="paragraph">
      <loext:graphic-properties draw:fill="none" draw:fill-color="#ffffff"/>
      <style:text-properties style:font-name="Noto Sans CJK JP Regular" fo:font-size="24pt" style:font-name-asian="Noto Sans CJK JP Regular" style:font-size-asian="24pt" style:font-size-complex="24pt"/>
    </style:style>
    <style:style style:name="P8" style:family="paragraph">
      <loext:graphic-properties draw:fill="none" draw:fill-color="#ffffff"/>
      <style:text-properties style:font-name="Noto Sans CJK JP Regular" fo:font-size="24pt" style:font-name-asian="メイリオ" style:font-size-asian="24pt" style:font-size-complex="24pt"/>
    </style:style>
    <style:style style:name="P9" style:family="paragraph">
      <loext:graphic-properties draw:fill="none" draw:fill-color="#ffffff"/>
      <style:text-properties style:font-name="Noto Sans CJK JP Regular" fo:font-size="22pt" style:font-name-asian="Noto Sans CJK JP Regular" style:font-size-asian="22pt" style:font-size-complex="22pt"/>
    </style:style>
    <style:style style:name="P10" style:family="paragraph">
      <loext:graphic-properties draw:fill="none"/>
      <style:text-properties style:font-name="Noto Sans CJK JP Regular" fo:font-size="22pt" style:font-name-asian="メイリオ" style:font-size-asian="22pt" style:font-size-complex="22pt"/>
    </style:style>
    <style:style style:name="P11" style:family="paragraph">
      <style:paragraph-properties fo:margin-left="0cm" fo:margin-right="0cm" fo:margin-top="0.22cm" fo:margin-bottom="0cm" fo:text-indent="0cm"/>
    </style:style>
    <style:style style:name="P12" style:family="paragraph">
      <loext:graphic-properties draw:fill="none"/>
      <style:paragraph-properties fo:margin-left="0cm" fo:margin-right="0cm" fo:margin-top="0.22cm" fo:margin-bottom="0cm" fo:text-indent="0cm"/>
      <style:text-properties style:font-name="Noto Sans CJK JP Regular" fo:font-size="22pt" style:font-size-asian="22pt" style:font-size-complex="22pt"/>
    </style:style>
    <style:style style:name="T1" style:family="text">
      <style:text-properties style:font-name="Noto Sans CJK JP Regular"/>
    </style:style>
    <style:style style:name="T2" style:family="text">
      <style:text-properties style:font-name="Noto Sans CJK JP Regular" fo:font-size="24pt" style:font-name-asian="Noto Sans CJK JP Regular" style:font-size-asian="24pt" style:font-size-complex="24pt"/>
    </style:style>
    <style:style style:name="T3" style:family="text">
      <style:text-properties style:font-name="Noto Sans CJK JP Regular" fo:font-size="24pt" style:font-name-asian="メイリオ" style:font-size-asian="24pt" style:font-size-complex="24pt"/>
    </style:style>
    <style:style style:name="T4" style:family="text">
      <style:text-properties style:font-name="Noto Sans CJK JP Regular" fo:font-size="22pt" style:font-name-asian="Noto Sans CJK JP Regular" style:font-size-asian="22pt" style:font-size-complex="22pt"/>
    </style:style>
    <style:style style:name="T5" style:family="text">
      <style:text-properties style:font-name="Noto Sans CJK JP Regular" fo:font-size="22pt" fo:language="en" fo:country="US" style:font-name-asian="メイリオ" style:font-size-asian="22pt" style:language-asian="en" style:country-asian="US" style:font-size-complex="22pt" style:language-complex="en" style:country-complex="US"/>
    </style:style>
    <style:style style:name="T6" style:family="text">
      <style:text-properties style:font-name="Noto Sans CJK JP Regular" fo:font-size="22pt" fo:language="en" fo:country="US" style:font-size-asian="22pt" style:language-asian="en" style:country-asian="US" style:font-size-complex="22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4.5cm" svg:height="5.5cm" svg:x="1.5cm" svg:y="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098cm" svg:x="10.6cm" svg:y="-4cm">
          <draw:text-box>
            <text:p/>
          </draw:text-box>
        </draw:frame>
        <draw:frame draw:style-name="gr2" draw:text-style-name="P3" draw:layer="layout" svg:width="0.502cm" svg:height="1.098cm" svg:x="6.7cm" svg:y="2.5cm">
          <draw:text-box>
            <text:p/>
          </draw:text-box>
        </draw:frame>
        <draw:custom-shape draw:style-name="gr3" draw:text-style-name="P5" draw:layer="layout" svg:width="5cm" svg:height="1.5cm" svg:x="0.5cm" svg:y="1cm">
          <text:p text:style-name="P4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5cm" svg:height="1.5cm" svg:x="22cm" svg:y="1cm">
          <text:p text:style-name="P4"><text:span text:style-name="T1">SSHd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cm" svg:y1="2.5cm" svg:x2="3cm" svg:y2="17cm">
          <text:p/>
        </draw:line>
        <draw:line draw:style-name="gr5" draw:text-style-name="P6" draw:layer="layout" svg:x1="25cm" svg:y1="2.5cm" svg:x2="25cm" svg:y2="17cm">
          <text:p/>
        </draw:line>
        <draw:line draw:style-name="gr5" draw:text-style-name="P6" draw:layer="layout" svg:x1="3cm" svg:y1="4.5cm" svg:x2="25cm" svg:y2="4.5cm">
          <text:p/>
        </draw:line>
        <draw:line draw:style-name="gr5" draw:text-style-name="P6" draw:layer="layout" svg:x1="25cm" svg:y1="5.5cm" svg:x2="3cm" svg:y2="5.5cm">
          <text:p/>
        </draw:line>
        <draw:line draw:style-name="gr5" draw:text-style-name="P6" draw:layer="layout" svg:x1="3cm" svg:y1="7.5cm" svg:x2="25cm" svg:y2="7.5cm">
          <text:p/>
        </draw:line>
        <draw:line draw:style-name="gr5" draw:text-style-name="P6" draw:layer="layout" svg:x1="25cm" svg:y1="8.5cm" svg:x2="3cm" svg:y2="8.5cm">
          <text:p/>
        </draw:line>
        <draw:line draw:style-name="gr5" draw:text-style-name="P6" draw:layer="layout" svg:x1="3cm" svg:y1="14.5cm" svg:x2="25cm" svg:y2="14.5cm">
          <text:p/>
        </draw:line>
        <draw:line draw:style-name="gr5" draw:text-style-name="P6" draw:layer="layout" svg:x1="25cm" svg:y1="15.5cm" svg:x2="3cm" svg:y2="15.5cm">
          <text:p/>
        </draw:line>
        <draw:line draw:style-name="gr5" draw:text-style-name="P6" draw:layer="layout" svg:x1="3cm" svg:y1="10.5cm" svg:x2="25cm" svg:y2="10.5cm">
          <text:p/>
        </draw:line>
        <draw:line draw:style-name="gr5" draw:text-style-name="P6" draw:layer="layout" svg:x1="25cm" svg:y1="11.5cm" svg:x2="3cm" svg:y2="11.5cm">
          <text:p/>
        </draw:line>
        <draw:frame draw:style-name="gr6" draw:text-style-name="P7" draw:layer="layout" svg:width="8.122cm" svg:height="1.521cm" svg:x="10.2cm" svg:y="3cm">
          <draw:text-box>
            <text:p><text:span text:style-name="T2">バージョン情報通知</text:span></text:p>
          </draw:text-box>
        </draw:frame>
        <draw:frame draw:style-name="gr7" draw:text-style-name="P7" draw:layer="layout" svg:width="9.388cm" svg:height="1.521cm" svg:x="10cm" svg:y="9.085cm">
          <draw:text-box>
            <text:p><text:span text:style-name="T2">DH</text:span><text:span text:style-name="T2">鍵交換・ホスト認証</text:span></text:p>
          </draw:text-box>
        </draw:frame>
        <draw:frame draw:style-name="gr8" draw:text-style-name="P8" draw:layer="layout" svg:width="9.134cm" svg:height="1.521cm" svg:x="10.2cm" svg:y="6.191cm">
          <draw:text-box>
            <text:p><text:span text:style-name="T3">SSH2_MSG_KEXINIT</text:span></text:p>
          </draw:text-box>
        </draw:frame>
        <draw:frame draw:style-name="gr9" draw:text-style-name="P9" draw:layer="layout" svg:width="1.5cm" svg:height="3.743cm" svg:x="1.5cm" svg:y="12.5cm">
          <draw:text-box>
            <text:p><text:span text:style-name="T4">暗号化</text:span></text:p>
          </draw:text-box>
        </draw:frame>
        <draw:frame draw:style-name="gr10" draw:text-style-name="P10" draw:layer="layout" svg:width="14cm" svg:height="1.415cm" svg:x="7.5cm" svg:y="13.085cm">
          <draw:text-box>
            <text:p><text:span text:style-name="T5">SSH2_MSG_USERAUTH_REQUEST</text:span></text:p>
          </draw:text-box>
        </draw:frame>
        <draw:frame draw:style-name="gr10" draw:text-style-name="P12" draw:layer="layout" svg:width="18.665cm" svg:height="1.415cm" svg:x="5cm" svg:y="15.585cm">
          <draw:text-box>
            <text:p text:style-name="P11"><text:span text:style-name="T6">SSH2_MSG_USERAUTH_(SUCCESS/FAILURE)</text:span></text:p>
          </draw:text-box>
        </draw:frame>
        <draw:frame draw:style-name="gr11" draw:text-style-name="P7" draw:layer="layout" svg:width="7.888cm" svg:height="1.521cm" svg:x="10.5cm" svg:y="12cm">
          <draw:text-box>
            <text:p><text:span text:style-name="T2">ユーザー認証開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明朝" svg:font-family="'IPA P明朝'" style:font-adornments="標準" style:font-pitch="variable"/>
    <style:font-face style:name="Liberation Serif" svg:font-family="'Liberation Serif'" style:font-adornments="標準" style:font-pitch="variable"/>
    <style:font-face style:name="Noto Sans CJK JP Regular" svg:font-family="'Noto Sans CJK JP Regular'" style:font-pitch="variable"/>
    <style:font-face style:name="メイリオ" svg:font-family="メイリオ" style:font-pitch="variable"/>
    <style:font-face style:name="メイリオ1" svg:font-family="メイリオ" style:font-adornments="レギュラー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メイリオ2" svg:font-family="メイリオ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IPA P明朝1" style:font-size-asian="24pt" style:language-asian="ja" style:country-asian="JP" style:font-name-complex="メイリオ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erif" fo:font-family="'Liberation Serif'" style:font-style-name="標準" style:font-pitch="variable" fo:text-shadow="none" style:text-underline-style="none" style:letter-kerning="true" style:font-name-asian="IPA P明朝" style:font-family-asian="'IPA P明朝'" style:font-style-name-asian="標準" style:font-pitch-asian="variable" style:font-name-complex="メイリオ1" style:font-family-complex="メイリオ" style:font-style-name-complex="レギュラー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3:15:08.650921865</meta:creation-date>
    <dc:date>2018-09-10T01:55:49.203538729</dc:date>
    <meta:editing-duration>PT3H25M41S</meta:editing-duration>
    <meta:editing-cycles>36</meta:editing-cycles>
    <meta:generator>LibreOffice/6.0.4.2$Linux_X86_64 LibreOffice_project/00m0$Build-2</meta:generator>
    <meta:document-statistic meta:object-count="22"/>
  </office:meta>
</office:document-meta>
</file>